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Semibold" svg:font-family="'Open Sans Semibold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dee6ef" draw:textarea-horizontal-align="justify" draw:textarea-vertical-align="middle" draw:auto-grow-height="false" fo:min-height="13.974cm" fo:min-width="18.296cm"/>
    </style:style>
    <style:style style:name="gr2" style:family="graphic" style:parent-style-name="standard">
      <style:graphic-properties draw:stroke="solid" svg:stroke-width="0.051cm" svg:stroke-color="#000000" draw:marker-start-width="0.279cm" draw:marker-end-width="0.279cm" draw:fill="solid" draw:fill-color="#eeeeee" draw:textarea-horizontal-align="left" draw:auto-grow-height="true" draw:auto-grow-width="false" fo:min-height="0.442cm" fo:min-width="0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draw:stroke="solid" svg:stroke-width="0.051cm" svg:stroke-color="#000000" draw:marker-start-width="0.279cm" draw:marker-end-width="0.279cm" draw:fill="solid" draw:fill-color="#eeeeee" draw:textarea-horizontal-align="left" draw:auto-grow-height="true" draw:auto-grow-width="false" fo:min-height="0.475cm" fo:min-width="0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draw:stroke="none" draw:fill="none" fo:min-height="0.4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4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729fcf" draw:textarea-horizontal-align="left" draw:auto-grow-height="true" draw:auto-grow-width="false" fo:min-height="0.869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729fcf" draw:textarea-horizontal-align="justify" draw:auto-grow-height="true" draw:auto-grow-width="false" fo:min-height="1.183cm" fo:min-width="0cm" fo:padding-top="0cm" fo:padding-bottom="0cm" fo:padding-left="0cm" fo:padding-right="0cm"/>
      <style:paragraph-properties style:writing-mode="lr-tb"/>
    </style:style>
    <style:style style:name="gr8" style:family="graphic" style:parent-style-name="objectwithoutfill">
      <style:graphic-properties svg:stroke-width="0.051cm" svg:stroke-color="#000000" draw:marker-start-width="0.279cm" draw:marker-end="Extrems_20_de_20_fletxa_20_1" draw:marker-end-width="0.381cm" draw:fill="solid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729fcf" draw:textarea-horizontal-align="left" draw:auto-grow-height="true" draw:auto-grow-width="false" fo:min-height="0.789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729fcf" draw:textarea-horizontal-align="left" draw:auto-grow-height="true" draw:auto-grow-width="false" fo:min-height="0.424cm" fo:min-width="0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Per_20_defecte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="solid" draw:fill-color="#eeeeee"/>
      <style:paragraph-properties style:writing-mode="lr-tb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Open Sans Semibold"/>
    </style:style>
    <style:style style:name="P6" style:family="paragraph">
      <style:paragraph-properties fo:text-align="center">
        <style:tab-stops/>
      </style:paragraph-properties>
    </style:style>
    <style:style style:name="P7" style:family="paragraph">
      <loext:graphic-properties draw:fill="none" draw:fill-color="#729fcf"/>
      <style:paragraph-properties fo:text-align="center" style:writing-mode="lr-tb">
        <style:tab-stops/>
      </style:paragraph-properties>
    </style:style>
    <style:style style:name="P8" style:family="paragraph">
      <style:paragraph-properties fo:margin-left="0cm" fo:margin-right="0cm" fo:text-align="center" fo:text-indent="0cm">
        <style:tab-stops/>
      </style:paragraph-properties>
    </style:style>
    <style:style style:name="P9" style:family="paragraph">
      <loext:graphic-properties draw:fill="none" draw:fill-color="#729fcf"/>
      <style:paragraph-properties fo:text-align="center" style:writing-mode="lr-tb">
        <style:tab-stops/>
      </style:paragraph-properties>
      <style:text-properties fo:font-size="10pt" style:font-size-asian="10pt" style:font-size-complex="10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solid" draw:fill-color="#eeeeee"/>
      <style:paragraph-properties fo:text-align="center" style:writing-mode="lr-tb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2" style:family="text">
      <style:text-properties fo:font-size="10.5pt" fo:font-style="normal" style:font-size-asian="10.5pt" style:font-style-asian="normal" style:font-size-complex="10.5pt" style:font-style-complex="normal"/>
    </style:style>
    <style:style style:name="T3" style:family="text">
      <style:text-properties fo:font-size="10.5pt" fo:font-style="italic" style:font-size-asian="10.5pt" style:font-style-asian="italic" style:font-size-complex="10.5pt" style:font-style-complex="italic"/>
    </style:style>
    <style:style style:name="T4" style:family="text">
      <style:text-properties style:font-name="Open Sans Semibold" fo:font-size="13pt" style:font-size-asian="13pt" style:font-size-complex="13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style:font-name="Liberation Sans1" fo:font-size="10pt" style:letter-kerning="true" style:font-name-asian="Noto Sans CJK SC" style:font-size-asian="10pt" style:font-name-complex="Lohit Devanagari" style:font-size-complex="10pt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draw:custom-shape draw:style-name="gr1" draw:text-style-name="P1" draw:layer="layout" svg:width="18.796cm" svg:height="14.224cm" svg:x="1.635cm" svg:y="2.421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7.618cm" svg:height="0.742cm" draw:transform="rotate (0.000872664625997165) translate (7.225cm 4.325cm)">
          <draw:text-box>
            <text:p><text:span text:style-name="T1">0.</text:span><text:span text:style-name="T2"> Target coordinates (and raster topology)</text:span></text:p>
          </draw:text-box>
        </draw:frame>
        <draw:frame draw:style-name="gr3" draw:text-style-name="P2" xml:id="id2" draw:id="id2" draw:layer="layout" svg:width="7.617cm" svg:height="0.775cm" draw:transform="rotate (0.000872664625997165) translate (7.226cm 5.926cm)">
          <draw:text-box>
            <text:p><text:span text:style-name="T1">1.</text:span><text:span text:style-name="T2"> Topography and land cover definition</text:span></text:p>
          </draw:text-box>
        </draw:frame>
        <draw:frame draw:style-name="gr4" draw:text-style-name="P3" draw:layer="layout" svg:width="4.191cm" svg:height="0.662cm" svg:x="15.605cm" svg:y="5.953cm">
          <draw:text-box>
            <text:p><text:span text:style-name="T3">create_landscape()</text:span></text:p>
          </draw:text-box>
        </draw:frame>
        <draw:frame draw:style-name="gr5" draw:text-style-name="P5" draw:layer="layout" svg:width="4.264cm" svg:height="0.894cm" svg:x="15.686cm" svg:y="2.9cm">
          <draw:text-box>
            <text:p text:style-name="P4"><text:span text:style-name="T4">Helper functions</text:span></text:p>
          </draw:text-box>
        </draw:frame>
        <draw:frame draw:style-name="gr5" draw:text-style-name="P5" draw:layer="layout" svg:width="4.061cm" svg:height="0.894cm" svg:x="2.189cm" svg:y="2.9cm">
          <draw:text-box>
            <text:p text:style-name="P4"><text:span text:style-name="T4">Required data</text:span></text:p>
          </draw:text-box>
        </draw:frame>
        <draw:frame draw:style-name="gr5" draw:text-style-name="P5" draw:layer="layout" svg:width="4.264cm" svg:height="0.894cm" svg:x="10.086cm" svg:y="2.9cm">
          <draw:text-box>
            <text:p text:style-name="P4"><text:span text:style-name="T4">Steps</text:span></text:p>
          </draw:text-box>
        </draw:frame>
        <draw:frame draw:style-name="gr6" draw:text-style-name="P7" draw:layer="layout" svg:width="4.498cm" svg:height="1.119cm" draw:transform="rotate (0.000872664625997165) translate (1.962cm 5.736cm)">
          <draw:text-box>
            <text:p text:style-name="P6"><text:span text:style-name="T5"><text:s/></text:span><text:span text:style-name="T6">Digital elevation model</text:span></text:p>
            <text:p text:style-name="P6"><text:span text:style-name="T6">Land cover map</text:span></text:p>
          </draw:text-box>
        </draw:frame>
        <draw:frame draw:style-name="gr3" draw:text-style-name="P2" xml:id="id3" draw:id="id3" draw:layer="layout" svg:width="7.616cm" svg:height="0.775cm" draw:transform="rotate (0.000872664625997165) translate (7.227cm 7.527cm)">
          <draw:text-box>
            <text:p><text:span text:style-name="T1">2.</text:span><text:span text:style-name="T2"> Forest inventory imputation</text:span></text:p>
          </draw:text-box>
        </draw:frame>
        <draw:frame draw:style-name="gr7" draw:text-style-name="P9" draw:layer="layout" svg:width="4.498cm" svg:height="1.183cm" draw:transform="rotate (0.000872664625997165) translate (1.963cm 7.337cm)">
          <draw:text-box>
            <text:p text:style-name="P8"><text:span text:style-name="T7"><text:s/></text:span><text:span text:style-name="T7">Forest inventory plot data</text:span></text:p>
            <text:p text:style-name="P8"><text:span text:style-name="T7">Digital elevation model</text:span></text:p>
            <text:p text:style-name="P8"><text:span text:style-name="T7">Forest class map</text:span></text:p>
          </draw:text-box>
        </draw:frame>
        <draw:frame draw:style-name="gr4" draw:text-style-name="P3" draw:layer="layout" svg:width="4.191cm" svg:height="0.662cm" svg:x="15.605cm" svg:y="7.577cm">
          <draw:text-box>
            <text:p><text:span text:style-name="T3">impute_forests()</text:span></text:p>
          </draw:text-box>
        </draw:frame>
        <draw:connector draw:style-name="gr8" draw:text-style-name="P10" draw:layer="layout" draw:type="line" svg:x1="11.035cm" svg:y1="5.067cm" svg:x2="11.034cm" svg:y2="5.919cm" draw:start-shape="id1" draw:start-glue-point="2" draw:end-shape="id2" draw:end-glue-point="0" svg:d="M11035 5067l-1 852" svg:viewBox="0 0 2 853">
          <text:p/>
        </draw:connector>
        <draw:connector draw:style-name="gr8" draw:text-style-name="P10" draw:layer="layout" draw:type="line" svg:x1="11.035cm" svg:y1="6.701cm" svg:x2="11.035cm" svg:y2="7.52cm" draw:start-shape="id2" draw:start-glue-point="2" draw:end-shape="id3" svg:d="M11035 6701v819" svg:viewBox="0 0 1 820">
          <text:p/>
        </draw:connector>
        <draw:frame draw:style-name="gr3" draw:text-style-name="P11" xml:id="id4" draw:id="id4" draw:layer="layout" svg:width="7.616cm" svg:height="0.775cm" draw:transform="rotate (0.000872664625997165) translate (7.228cm 9.027cm)">
          <draw:text-box>
            <text:p text:style-name="P4"><text:span text:style-name="T1">3.</text:span><text:span text:style-name="T2"> Forest structure correction</text:span></text:p>
          </draw:text-box>
        </draw:frame>
        <draw:connector draw:style-name="gr8" draw:text-style-name="P10" draw:layer="layout" draw:type="line" svg:x1="11.036cm" svg:y1="8.302cm" svg:x2="11.036cm" svg:y2="9.02cm" draw:start-shape="id3" draw:start-glue-point="2" draw:end-shape="id4" draw:end-glue-point="0" svg:d="M11036 8302v718" svg:viewBox="0 0 1 719">
          <text:p/>
        </draw:connector>
        <draw:frame draw:style-name="gr4" draw:text-style-name="P3" draw:layer="layout" svg:width="4.628cm" svg:height="0.662cm" svg:x="15.605cm" svg:y="9.13cm">
          <draw:text-box>
            <text:p><text:span text:style-name="T3">modify_forest_structure()</text:span></text:p>
          </draw:text-box>
        </draw:frame>
        <draw:frame draw:style-name="gr9" draw:text-style-name="P7" draw:layer="layout" svg:width="4.191cm" svg:height="1.039cm" draw:transform="rotate (0.000872664625997165) translate (2.27cm 8.937cm)">
          <draw:text-box>
            <text:p text:style-name="P4"><text:span text:style-name="T8"><text:s/></text:span><text:span text:style-name="T8">Forest structure </text:span><text:span text:style-name="T6">map</text:span></text:p>
            <text:p text:style-name="P4"><text:span text:style-name="T6">(e.g. LiDAR)</text:span></text:p>
          </draw:text-box>
        </draw:frame>
        <draw:frame draw:style-name="gr3" draw:text-style-name="P2" xml:id="id6" draw:id="id6" draw:layer="layout" svg:width="7.616cm" svg:height="0.775cm" draw:transform="rotate (0.000872664625997165) translate (7.228cm 12.027cm)">
          <draw:text-box>
            <text:p><text:span text:style-name="T1">5.</text:span><text:span text:style-name="T2"> SoilGrids 2.0 retrieval</text:span></text:p>
          </draw:text-box>
        </draw:frame>
        <draw:connector draw:style-name="gr8" draw:text-style-name="P10" draw:layer="layout" draw:type="line" svg:x1="11.037cm" svg:y1="9.802cm" svg:x2="11.037cm" svg:y2="10.52cm" draw:start-shape="id4" draw:start-glue-point="2" draw:end-shape="id5" draw:end-glue-point="0" svg:d="M11037 9802v718" svg:viewBox="0 0 1 719">
          <text:p/>
        </draw:connector>
        <draw:frame draw:style-name="gr10" draw:text-style-name="P7" draw:layer="layout" svg:width="3.809cm" svg:height="0.674cm" draw:transform="rotate (0.000872664625997165) translate (2.524cm 12.055cm)">
          <draw:text-box>
            <text:p text:style-name="P4"><text:span text:style-name="T6">SoilGrids 2.0 rasters</text:span></text:p>
          </draw:text-box>
        </draw:frame>
        <draw:frame draw:style-name="gr4" draw:text-style-name="P3" draw:layer="layout" svg:width="4.191cm" svg:height="1.073cm" svg:x="15.606cm" svg:y="11.877cm">
          <draw:text-box>
            <text:p><text:span text:style-name="T3">add_soilgrids()</text:span></text:p>
            <text:p><text:span text:style-name="T3">check_soils()</text:span></text:p>
          </draw:text-box>
        </draw:frame>
        <draw:frame draw:style-name="gr3" draw:text-style-name="P11" xml:id="id5" draw:id="id5" draw:layer="layout" svg:width="7.616cm" svg:height="0.775cm" draw:transform="rotate (0.000872664625997165) translate (7.229cm 10.527cm)">
          <draw:text-box>
            <text:p text:style-name="P4"><text:span text:style-name="T1">4.</text:span><text:span text:style-name="T2"> Forest object verification</text:span></text:p>
          </draw:text-box>
        </draw:frame>
        <draw:frame draw:style-name="gr4" draw:text-style-name="P3" draw:layer="layout" svg:width="4.191cm" svg:height="0.662cm" svg:x="15.606cm" svg:y="10.577cm">
          <draw:text-box>
            <text:p><text:span text:style-name="T3">check_forests()</text:span></text:p>
          </draw:text-box>
        </draw:frame>
        <draw:connector draw:style-name="gr8" draw:text-style-name="P10" draw:layer="layout" draw:type="line" svg:x1="11.038cm" svg:y1="11.302cm" svg:x2="11.036cm" svg:y2="12.02cm" draw:start-shape="id5" draw:start-glue-point="2" draw:end-shape="id6" draw:end-glue-point="0" svg:d="M11038 11302l-2 718" svg:viewBox="0 0 3 719">
          <text:p/>
        </draw:connector>
        <draw:frame draw:style-name="gr3" draw:text-style-name="P2" xml:id="id7" draw:id="id7" draw:layer="layout" svg:width="7.616cm" svg:height="0.775cm" draw:transform="rotate (0.000872664625997165) translate (7.229cm 13.527cm)">
          <draw:text-box>
            <text:p><text:span text:style-name="T1">6.</text:span><text:span text:style-name="T2"> Soil depth/rock modification</text:span></text:p>
          </draw:text-box>
        </draw:frame>
        <draw:frame draw:style-name="gr10" draw:text-style-name="P7" draw:layer="layout" svg:width="3.809cm" svg:height="0.674cm" draw:transform="rotate (0.000872664625997165) translate (2.525cm 13.555cm)">
          <draw:text-box>
            <text:p text:style-name="P4"><text:span text:style-name="T6">Soil depth map</text:span></text:p>
          </draw:text-box>
        </draw:frame>
        <draw:frame draw:style-name="gr4" draw:text-style-name="P3" draw:layer="layout" svg:width="4.191cm" svg:height="0.662cm" svg:x="15.607cm" svg:y="13.577cm">
          <draw:text-box>
            <text:p><text:span text:style-name="T3">modify_soils()</text:span></text:p>
          </draw:text-box>
        </draw:frame>
        <draw:connector draw:style-name="gr8" draw:text-style-name="P10" draw:layer="layout" draw:type="line" svg:x1="11.039cm" svg:y1="12.802cm" svg:x2="11.037cm" svg:y2="13.52cm" draw:end-shape="id7" draw:end-glue-point="0" svg:d="M11039 12802l-2 718" svg:viewBox="0 0 3 719">
          <text:p/>
        </draw:connector>
        <draw:frame draw:style-name="gr3" draw:text-style-name="P2" xml:id="id8" draw:id="id8" draw:layer="layout" svg:width="7.616cm" svg:height="0.775cm" draw:transform="rotate (0.000872664625997165) translate (7.23cm 15.127cm)">
          <draw:text-box>
            <text:p><text:span text:style-name="T1">7.</text:span><text:span text:style-name="T2"> Additional variables</text:span></text:p>
          </draw:text-box>
        </draw:frame>
        <draw:connector draw:style-name="gr8" draw:text-style-name="P10" draw:layer="layout" draw:type="line" svg:x1="11.038cm" svg:y1="14.302cm" svg:x2="11.038cm" svg:y2="15.12cm" draw:start-shape="id7" draw:start-glue-point="2" draw:end-shape="id8" draw:end-glue-point="0" svg:d="M11038 14302v818" svg:viewBox="0 0 1 819">
          <text:p/>
        </draw:connector>
        <draw:frame draw:style-name="gr9" draw:text-style-name="P7" draw:layer="layout" svg:width="3.809cm" svg:height="1.039cm" draw:transform="rotate (0.000872664625997165) translate (2.525cm 14.955cm)">
          <draw:text-box>
            <text:p text:style-name="P4"><text:span text:style-name="T6">Crop map Hydrogeology maps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Semibold" svg:font-family="'Open Sans Semibold'" style:font-family-generic="swiss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ems_20_de_20_fletxa_20_1" draw:display-name="Extrems de fletxa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false" style:shrink-to-fit="tru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.4cm" fo:margin-bottom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.3cm" fo:margin-bottom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.2cm" fo:margin-bottom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.1cm" fo:margin-bottom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.1cm" fo:margin-bottom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.1cm" fo:margin-bottom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.1cm" fo:margin-bottom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.1cm" fo:margin-bottom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4.486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Per_20_defect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draw:frame presentation:style-name="Per_20_defecte-title" draw:layer="backgroundobjects" svg:width="17.63cm" svg:height="3.754cm" svg:x="1.979cm" svg:y="1.897cm" presentation:class="title" presentation:placeholder="true">
        <draw:text-box/>
      </draw:frame>
      <draw:frame presentation:style-name="Per_20_defecte-outline1" draw:layer="backgroundobjects" svg:width="17.63cm" svg:height="13.04cm" svg:x="1.979cm" svg:y="6.261cm" presentation:class="outline" presentation:placeholder="true">
        <draw:text-box/>
      </draw:frame>
      <presentation:notes style:page-layout-name="PM0">
        <draw:page-thumbnail presentation:style-name="Per_20_defecte-title" draw:layer="backgroundobjects" svg:width="18.624cm" svg:height="10.476cm" svg:x="1.482cm" svg:y="2.123cm" presentation:class="page"/>
        <draw:frame presentation:style-name="Per_20_defect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1T16:49:03.794418394</meta:creation-date>
    <dc:date>2024-05-15T18:17:01.789513216</dc:date>
    <meta:editing-duration>PT8H36M3S</meta:editing-duration>
    <meta:editing-cycles>70</meta:editing-cycles>
    <meta:generator>LibreOffice/7.3.7.2$Linux_X86_64 LibreOffice_project/30$Build-2</meta:generator>
    <meta:document-statistic meta:object-count="51"/>
  </office:meta>
</office:document-meta>
</file>